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c132" officeooo:paragraph-rsid="0006c1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f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6:51:30.066122709</meta:creation-date>
    <dc:date>2023-02-03T16:51:53.626701042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5.1$Linux_X86_64 LibreOffice_project/40$Build-1</meta:generator>
  </office:meta>
</office:document-meta>
</file>